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master-page-name="Standard">
      <style:paragraph-properties style:page-number="1"/>
      <style:text-properties fo:font-weight="bold" officeooo:paragraph-rsid="0001ac77" style:font-weight-asian="bold"/>
    </style:style>
    <style:style style:name="P2" style:family="paragraph" style:parent-style-name="Standard">
      <style:text-properties officeooo:paragraph-rsid="0001ac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plain Working mechanism of Virtual Machine.</text:p>
      <text:p text:style-name="P2"/>
      <text:p text:style-name="P2">The main idea behind the working mechanism of virtual machines is virtualization which simply means creating a virtual version of something. For virtual machines, virtualization allocates the resources required for a machine to work or operate for eg. RAM, storage.</text:p>
      <text:p text:style-name="P2">This process of Virtualization is done by a software called Hypervisor.</text:p>
      <text:p text:style-name="P2">Hypervisor helps virtual machines to operate by allocating the resources required for them from the host machine the hypervisor is operating on. </text:p>
      <text:p text:style-name="P2">For this, the hypervisor takes resources from the Host OS or from the Host hardware it is operating on.It creates virtual CPU, virtual RAM, virtual storage for every virtual machine created. In this way the Hardware resources are shared but for each virtual machine it seems as if the machine is running independently on its own. Since the hardware has been divided for different machines(even though it is done virtually), the machines are isolated. However, the resources used like RAM, CPU usage are released to the Host OS when Virtual Machines are not runn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2T02:07:03.628335117</meta:creation-date>
    <dc:date>2021-11-12T02:07:54.945306877</dc:date>
    <meta:editing-duration>PT51S</meta:editing-duration>
    <meta:editing-cycles>1</meta:editing-cycles>
    <meta:document-statistic meta:table-count="0" meta:image-count="0" meta:object-count="0" meta:page-count="1" meta:paragraph-count="5" meta:word-count="173" meta:character-count="1093" meta:non-whitespace-character-count="924"/>
    <meta:generator>LibreOffice/7.2.1.2$Linux_X86_64 LibreOffice_project/20$Build-2</meta:generator>
  </office:meta>
</office:document-meta>
</file>